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a914" officeooo:paragraph-rsid="0020a914"/>
    </style:style>
    <style:style style:name="P2" style:family="paragraph" style:parent-style-name="Standard" style:list-style-name="L3">
      <style:text-properties officeooo:rsid="0020a914" officeooo:paragraph-rsid="0020a914"/>
    </style:style>
    <style:style style:name="P3" style:family="paragraph" style:parent-style-name="Standard">
      <style:text-properties officeooo:rsid="0020a914" officeooo:paragraph-rsid="0021a556"/>
    </style:style>
    <style:style style:name="P4" style:family="paragraph" style:parent-style-name="Standard" style:list-style-name="L1">
      <style:text-properties officeooo:paragraph-rsid="0020a914"/>
    </style:style>
    <style:style style:name="P5" style:family="paragraph" style:parent-style-name="Standard" style:list-style-name="L2">
      <style:text-properties officeooo:paragraph-rsid="0020a914"/>
    </style:style>
    <style:style style:name="P6" style:family="paragraph" style:parent-style-name="Standard" style:list-style-name="L3">
      <style:text-properties officeooo:paragraph-rsid="0020a914"/>
    </style:style>
    <style:style style:name="P7" style:family="paragraph" style:parent-style-name="Standard" style:list-style-name="L4">
      <style:text-properties officeooo:paragraph-rsid="0020a914"/>
    </style:style>
    <style:style style:name="P8" style:family="paragraph" style:parent-style-name="Standard">
      <style:text-properties officeooo:rsid="0021a556" officeooo:paragraph-rsid="0021a556"/>
    </style:style>
    <style:style style:name="P9" style:family="paragraph" style:parent-style-name="Standard" style:list-style-name="L5">
      <style:text-properties officeooo:paragraph-rsid="0021a556"/>
    </style:style>
    <style:style style:name="T1" style:family="text">
      <style:text-properties officeooo:rsid="0020a914"/>
    </style:style>
    <style:style style:name="T2" style:family="text">
      <style:text-properties officeooo:rsid="0021a55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PLAS</text:p>
      <text:p text:style-name="P1"><text:s/></text:p>
      <text:p text:style-name="P1">Elas são imutáveis</text:p>
      <text:p text:style-name="P1">Podem ser ordenadas em apenas na IMPRESSÃO, como por exemplo com o comando SORTED que ele coloca em ordem alfabética, ou do menor para o maior. (COLOCANDO OS DENTRO DE UMA LISTA)</text:p>
      <text:p text:style-name="P1"/>
      <text:p text:style-name="P1">Exemplo:</text:p>
      <text:p text:style-name="P1">lanche = ( ‘ hamburguer ’ , ‘ suco ’ , ‘ pizza ’ , ‘pudim’ , ‘ batata frita ’ ) <text:s/>---- tupla</text:p>
      <text:p text:style-name="P1">print (sorted( lanche))</text:p>
      <text:p text:style-name="P1"/>
      <text:p text:style-name="P1">irá retornar</text:p>
      <text:p text:style-name="P1"/>
      <text:p text:style-name="P1">[ ‘ batata frita ’, ‘ hamburguer ’, ‘ pizza ’, <text:s/>‘ pudim ’ , ‘ suco ’ ]</text:p>
      <text:p text:style-name="P1"/>
      <text:p text:style-name="P1"/>
      <text:list text:style-name="L1">
        <text:list-item>
          <text:p text:style-name="P4"><text:span text:style-name="T1">Posso usar a Tupla como referência em um laço FOR</text:span></text:p>
        </text:list-item>
      </text:list>
      <text:p text:style-name="P1">usando a tupla como intervalo – ou seja range <text:s text:c="2"/>----- usando o comando LEN, ela mostrará o índice da cada item.</text:p>
      <text:p text:style-name="P1"/>
      <text:p text:style-name="P1">for cont in range( 0, len( lanche )):</text:p>
      <text:p text:style-name="P1"><text:tab/>print( f ‘Eu vou comer { lanche [cont]} na posição { cont } ’ )</text:p>
      <text:p text:style-name="P1"/>
      <text:p text:style-name="P1">irá retornar</text:p>
      <text:p text:style-name="P1"/>
      <text:p text:style-name="P1">Eu vou comer hamburguer na posição 0</text:p>
      <text:p text:style-name="P1">Eu vou comer suco na posição 1</text:p>
      <text:p text:style-name="P1">Eu vou comer pizza na posição 2</text:p>
      <text:p text:style-name="P1">Eu vou comer pudim na posição 3</text:p>
      <text:p text:style-name="P1">Eu vou comer batata frita na posição 4</text:p>
      <text:p text:style-name="P1"/>
      <text:p text:style-name="P1"/>
      <text:p text:style-name="P1"/>
      <text:list text:style-name="L2">
        <text:list-item>
          <text:p text:style-name="P5"><text:span text:style-name="T1">Também é possível mostrar esse índice com o comando ENUMERATE – que vai pedir 2 referências no começo do <text:s/>laço FOR – o contador de posição(índice) e o nome do laço.</text:span></text:p>
        </text:list-item>
      </text:list>
      <text:p text:style-name="P1"/>
      <text:p text:style-name="P1">Exemplo: </text:p>
      <text:p text:style-name="P1"/>
      <text:p text:style-name="P1">for pos, comida in enumerate(lanche):</text:p>
      <text:p text:style-name="P1"><text:tab/>print(f ‘ Eu vou comer { comida } na posição { pos }’ <text:s/>)</text:p>
      <text:p text:style-name="P1"/>
      <text:p text:style-name="P1">irá retornar</text:p>
      <text:p text:style-name="P1"/>
      <text:p text:style-name="P1">Eu vou comer hamburguer na posição 0</text:p>
      <text:p text:style-name="P1">Eu vou comer suco na posição 1</text:p>
      <text:p text:style-name="P1">Eu vou comer pizza na posição 2</text:p>
      <text:p text:style-name="P1">Eu vou comer pudim na posição 3</text:p>
      <text:p text:style-name="P1">Eu vou comer batata frita na posição 4</text:p>
      <text:p text:style-name="P1"/>
      <text:p text:style-name="P1"/>
      <text:list text:style-name="L3">
        <text:list-item>
          <text:p text:style-name="P6"><text:span text:style-name="T1">Caso não seja necessário apresentar o índice é possível fazer o laço for de modo simples:</text:span></text:p>
          <text:p text:style-name="P2"><text:soft-page-break/>Exemplo:</text:p>
        </text:list-item>
      </text:list>
      <text:p text:style-name="P1">for comida in lanche:</text:p>
      <text:p text:style-name="P1"><text:tab/>print (f ‘ Eu vou comer {comida} ’ )</text:p>
      <text:p text:style-name="P1"/>
      <text:p text:style-name="P1">irá retornar</text:p>
      <text:p text:style-name="P1"/>
      <text:p text:style-name="P1">Eu vou comer hamburguer </text:p>
      <text:p text:style-name="P1">Eu vou comer suco </text:p>
      <text:p text:style-name="P1">Eu vou comer pizza </text:p>
      <text:p text:style-name="P1">Eu vou comer pudim </text:p>
      <text:p text:style-name="P1">Eu vou comer batata frita </text:p>
      <text:p text:style-name="P1"/>
      <text:p text:style-name="P1"/>
      <text:p text:style-name="P1"/>
      <text:list text:style-name="L4">
        <text:list-item>
          <text:p text:style-name="P7"><text:span text:style-name="T1">Operador + em tupla</text:span></text:p>
        </text:list-item>
      </text:list>
      <text:p text:style-name="P1">a = ( 2, 5, 4 )</text:p>
      <text:p text:style-name="P1">b = ( 5, 8, 1, 2 )</text:p>
      <text:p text:style-name="P1">c = a + b</text:p>
      <text:p text:style-name="P1">print( c )</text:p>
      <text:p text:style-name="P1"/>
      <text:p text:style-name="P1">ou</text:p>
      <text:p text:style-name="P1"/>
      <text:p text:style-name="P1">c = b + a</text:p>
      <text:p text:style-name="P1"/>
      <text:p text:style-name="P1">irá retornar</text:p>
      <text:p text:style-name="P1">( 2, 5, 4, 5, 8, 1, 2 ) <text:s text:c="2"/>- pois ele concatena</text:p>
      <text:p text:style-name="P1"/>
      <text:p text:style-name="P1">e respectivamente</text:p>
      <text:p text:style-name="P1"/>
      <text:p text:style-name="P1">( 5, 8, 1, 2, 2, 5, 4 )</text:p>
      <text:p text:style-name="P1"/>
      <text:p text:style-name="P1"/>
      <text:list text:style-name="L5">
        <text:list-item>
          <text:p text:style-name="P9"><text:span text:style-name="T2">Usando o comando COUNT em tupla</text:span></text:p>
        </text:list-item>
      </text:list>
      <text:p text:style-name="P8">Exemplo</text:p>
      <text:p text:style-name="P8"/>
      <text:p text:style-name="P3">a = ( 2, 5, 4 )</text:p>
      <text:p text:style-name="P3">b = ( 5, 8, 1, 2 )</text:p>
      <text:p text:style-name="P3">c = a + b</text:p>
      <text:p text:style-name="P3">print( c.<text:span text:style-name="T2">count( 5 )</text:span> ) <text:s text:c="2"/>- <text:span text:style-name="T2">ele irá contar quantas vezes aparece o número solicitado, no caso o número 5</text:span></text:p>
      <text:p text:style-name="P3"/>
      <text:p text:style-name="P8">irá retornar</text:p>
      <text:p text:style-name="P8"/>
      <text:p text:style-name="P8">2 <text:s/>--- visto que em <text:s text:c="2"/>‘C ( a + b )’ <text:s text:c="3"/>ele aparece 2 vezes.</text:p>
      <text:p text:style-name="P8"/>
      <text:p text:style-name="P8"/>
      <text:p text:style-name="P8">Usando comando INDEX – usar ou chamar o index</text:p>
      <text:p text:style-name="P8">Exemplo </text:p>
      <text:p text:style-name="P8"/>
      <text:p text:style-name="P3">a = ( 2, 5, 4 )</text:p>
      <text:p text:style-name="P3">b = ( 5, 8, 1, 2 )</text:p>
      <text:p text:style-name="P3">c = a + b</text:p>
      <text:p text:style-name="P3"><text:soft-page-break/>print( c.<text:span text:style-name="T2">index( 5 )</text:span> ) </text:p>
      <text:p text:style-name="P3"/>
      <text:p text:style-name="P8">irá retornar </text:p>
      <text:p text:style-name="P8"/>
      <text:p text:style-name="P8">1 <text:s/>--- já que o número 5 aparece na posição 1.</text:p>
      <text:p text:style-name="P8"/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style:font-name-asian="OpenSymbol" style:font-family-asian="OpenSymbol" style:font-charset-asian="x-symbol" style:font-size-asian="21pt" style:font-name-complex="OpenSymbol" style:font-family-complex="OpenSymbol" style:font-charset-complex="x-symbol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7:02:35.180000000</meta:creation-date>
    <meta:generator>LibreOffice/7.4.0.3$Windows_X86_64 LibreOffice_project/f85e47c08ddd19c015c0114a68350214f7066f5a</meta:generator>
    <dc:date>2022-12-05T21:45:06.670000000</dc:date>
    <meta:editing-duration>P4DT4H42M32S</meta:editing-duration>
    <meta:editing-cycles>2</meta:editing-cycles>
    <meta:document-statistic meta:table-count="0" meta:image-count="0" meta:object-count="0" meta:page-count="3" meta:paragraph-count="67" meta:word-count="492" meta:character-count="2181" meta:non-whitespace-character-count="1724"/>
  </office:meta>
</office:document-meta>
</file>